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1" style:list-style-name="WWNum1" style:master-page-name="Converted1">
      <style:paragraph-properties fo:margin-left="0.25in" fo:margin-right="0in" fo:margin-top="0.0244in" fo:margin-bottom="0in" loext:contextual-spacing="false" fo:text-indent="-0.1945in" style:auto-text-indent="false" style:page-number="auto">
        <style:tab-stops>
          <style:tab-stop style:position="0.2646in"/>
        </style:tab-stops>
      </style:paragraph-properties>
    </style:style>
    <style:style style:name="P2" style:family="paragraph" style:parent-style-name="Heading_20_1" style:list-style-name="WWNum1">
      <style:paragraph-properties fo:margin-left="0.25in" fo:margin-right="0in" fo:text-indent="-0.1945in" style:auto-text-indent="false">
        <style:tab-stops>
          <style:tab-stop style:position="0.2646in"/>
        </style:tab-stops>
      </style:paragraph-properties>
    </style:style>
    <style:style style:name="P3" style:family="paragraph" style:parent-style-name="Heading_20_1" style:list-style-name="WWNum1">
      <style:paragraph-properties fo:margin-left="0.25in" fo:margin-right="0in" fo:margin-top="0.1272in" fo:margin-bottom="0in" loext:contextual-spacing="false" fo:text-indent="-0.1945in" style:auto-text-indent="false">
        <style:tab-stops>
          <style:tab-stop style:position="0.2646in"/>
        </style:tab-stops>
      </style:paragraph-properties>
    </style:style>
    <style:style style:name="P4" style:family="paragraph" style:parent-style-name="Heading_20_1" style:list-style-name="WWNum1">
      <style:paragraph-properties fo:margin-left="1in" fo:margin-right="0in" fo:margin-top="0.128in" fo:margin-bottom="0in" loext:contextual-spacing="false" fo:text-indent="-0.4374in" style:auto-text-indent="false"/>
    </style:style>
    <style:style style:name="P5" style:family="paragraph" style:parent-style-name="Heading_20_1" style:list-style-name="WWNum1">
      <style:paragraph-properties fo:margin-left="0.8602in" fo:margin-right="0in" fo:margin-top="0.1665in" fo:margin-bottom="0in" loext:contextual-spacing="false" fo:text-indent="-0.2902in" style:auto-text-indent="false">
        <style:tab-stops>
          <style:tab-stop style:position="0.8634in"/>
        </style:tab-stops>
      </style:paragraph-properties>
    </style:style>
    <style:style style:name="P6" style:family="paragraph" style:parent-style-name="Heading_20_1" style:list-style-name="WWNum1">
      <style:paragraph-properties fo:margin-left="0.3402in" fo:margin-right="0in" fo:margin-top="0.1665in" fo:margin-bottom="0in" loext:contextual-spacing="false" fo:text-indent="-0.1902in" style:auto-text-indent="false">
        <style:tab-stops>
          <style:tab-stop style:position="0.348in"/>
        </style:tab-stops>
      </style:paragraph-properties>
    </style:style>
    <style:style style:name="P7" style:family="paragraph" style:parent-style-name="Heading_20_1" style:list-style-name="WWNum1">
      <style:paragraph-properties fo:margin-left="0.3752in" fo:margin-right="0in" fo:margin-top="0.1665in" fo:margin-bottom="0in" loext:contextual-spacing="false" fo:text-indent="-0.25in" style:auto-text-indent="false"/>
    </style:style>
    <style:style style:name="P8" style:family="paragraph" style:parent-style-name="Contents_20_1">
      <style:paragraph-properties>
        <style:tab-stops>
          <style:tab-stop style:position="0.4528in"/>
          <style:tab-stop style:position="7.6319in" style:type="right" style:leader-style="dotted" style:leader-text="."/>
        </style:tab-stops>
      </style:paragraph-properties>
    </style:style>
    <style:style style:name="P9" style:family="paragraph" style:parent-style-name="Contents_20_1">
      <style:paragraph-properties>
        <style:tab-stops>
          <style:tab-stop style:position="0.4583in"/>
          <style:tab-stop style:position="7.6319in" style:type="right" style:leader-style="dotted" style:leader-text="."/>
        </style:tab-stops>
      </style:paragraph-properties>
    </style:style>
    <style:style style:name="P10" style:family="paragraph" style:parent-style-name="Contents_20_1">
      <style:paragraph-properties>
        <style:tab-stops>
          <style:tab-stop style:position="0.611in"/>
          <style:tab-stop style:position="7.6319in" style:type="right" style:leader-style="dotted" style:leader-text="."/>
        </style:tab-stops>
      </style:paragraph-properties>
    </style:style>
    <style:style style:name="P11" style:family="paragraph" style:parent-style-name="Standard">
      <style:paragraph-properties fo:line-height="0.1665in"/>
    </style:style>
    <style:style style:name="P12" style:family="paragraph" style:parent-style-name="Standard">
      <style:paragraph-properties fo:line-height="0.1665in"/>
      <style:text-properties fo:font-size="12pt" fo:language="ro" fo:country="RO" style:font-size-asian="12pt" style:font-size-complex="12pt"/>
    </style:style>
    <style:style style:name="P13" style:family="paragraph" style:parent-style-name="Standard">
      <style:paragraph-properties fo:line-height="0.139in"/>
      <style:text-properties fo:font-size="10pt" fo:language="ro" fo:country="RO" style:font-size-asian="10pt" style:font-size-complex="10pt"/>
    </style:style>
    <style:style style:name="P14" style:family="paragraph" style:parent-style-name="Standard">
      <style:paragraph-properties fo:text-align="center" style:justify-single-word="false"/>
    </style:style>
    <style:style style:name="P15" style:family="paragraph" style:parent-style-name="Standard">
      <style:text-properties fo:language="ro" fo:country="RO"/>
    </style:style>
    <style:style style:name="P16" style:family="paragraph" style:parent-style-name="Standard">
      <style:paragraph-properties fo:margin-top="0.0098in" fo:margin-bottom="0in" loext:contextual-spacing="false" fo:line-height="0.222in"/>
      <style:text-properties fo:font-size="16pt" fo:language="ro" fo:country="RO" style:font-size-asian="16pt" style:font-size-complex="16pt"/>
    </style:style>
    <style:style style:name="P17" style:family="paragraph" style:parent-style-name="Standard">
      <style:paragraph-properties fo:margin-left="0in" fo:margin-right="0.0138in" fo:line-height="107%" fo:text-align="center" style:justify-single-word="false" fo:text-indent="0in" style:auto-text-indent="false"/>
    </style:style>
    <style:style style:name="P18" style:family="paragraph" style:parent-style-name="Standard">
      <style:paragraph-properties fo:margin-left="0in" fo:margin-right="0.0138in" fo:line-height="107%" fo:text-align="center" style:justify-single-word="false" fo:text-indent="0in" style:auto-text-indent="false"/>
      <style:text-properties style:font-name="Times New Roman" fo:font-size="20pt" fo:language="ro" fo:country="RO" style:font-name-asian="Times New Roman1" style:font-size-asian="20pt" style:font-name-complex="Times New Roman1" style:font-size-complex="20pt"/>
    </style:style>
    <style:style style:name="P19" style:family="paragraph" style:parent-style-name="Standard">
      <style:paragraph-properties fo:margin-left="0in" fo:margin-right="0.0138in" fo:line-height="0.139in" fo:text-indent="0in" style:auto-text-indent="false"/>
      <style:text-properties fo:font-size="10pt" fo:language="ro" fo:country="RO" style:font-size-asian="10pt" style:font-size-complex="10pt"/>
    </style:style>
    <style:style style:name="P20" style:family="paragraph" style:parent-style-name="Standard">
      <style:paragraph-properties fo:margin-left="0in" fo:margin-right="0.0138in" fo:margin-top="0.0055in" fo:margin-bottom="0in" loext:contextual-spacing="false" fo:line-height="0.0835in" fo:text-indent="0in" style:auto-text-indent="false"/>
      <style:text-properties fo:font-size="6pt" fo:language="ro" fo:country="RO" style:font-size-asian="6pt" style:font-size-complex="6pt"/>
    </style:style>
    <style:style style:name="P21" style:family="paragraph" style:parent-style-name="Standard">
      <style:paragraph-properties fo:margin-left="0in" fo:margin-right="0.0827in" fo:margin-top="0.0366in" fo:margin-bottom="0in" loext:contextual-spacing="false" fo:text-align="end" style:justify-single-word="false" fo:text-indent="0in" style:auto-text-indent="false"/>
    </style:style>
    <style:style style:name="P22" style:family="paragraph" style:parent-style-name="Standard">
      <style:paragraph-properties fo:margin-top="0.0008in" fo:margin-bottom="0in" loext:contextual-spacing="false" fo:line-height="0.1665in"/>
      <style:text-properties fo:font-size="12pt" fo:language="ro" fo:country="RO" style:font-size-asian="12pt" style:font-size-complex="12pt"/>
    </style:style>
    <style:style style:name="P23" style:family="paragraph" style:parent-style-name="Standard">
      <style:paragraph-properties fo:margin-left="0.0008in" fo:margin-right="0in" fo:margin-top="0.0217in" fo:margin-bottom="0in" loext:contextual-spacing="false" fo:text-align="center" style:justify-single-word="false" fo:text-indent="0in" style:auto-text-indent="false" fo:break-before="page"/>
    </style:style>
    <style:style style:name="P24" style:family="paragraph" style:parent-style-name="Standard" style:master-page-name="Standard">
      <style:paragraph-properties fo:line-height="0.1665in" style:page-number="auto"/>
    </style:style>
    <style:style style:name="P25" style:family="paragraph" style:parent-style-name="TOC_20_Heading">
      <style:text-properties fo:language="ro" fo:country="RO"/>
    </style:style>
    <style:style style:name="P26" style:family="paragraph" style:parent-style-name="Text_20_body">
      <style:text-properties fo:color="#000000" officeooo:rsid="0007d7fd" officeooo:paragraph-rsid="0007d7fd"/>
    </style:style>
    <style:style style:name="P27" style:family="paragraph" style:parent-style-name="Text_20_body">
      <style:text-properties fo:color="#000000" officeooo:rsid="0009317c" officeooo:paragraph-rsid="0009317c"/>
    </style:style>
    <style:style style:name="P28" style:family="paragraph" style:parent-style-name="Text_20_body">
      <style:text-properties officeooo:paragraph-rsid="0007d292"/>
    </style:style>
    <style:style style:name="P29" style:family="paragraph" style:parent-style-name="Text_20_body">
      <style:text-properties officeooo:rsid="0007d7fd" officeooo:paragraph-rsid="0007d7fd"/>
    </style:style>
    <style:style style:name="P30" style:family="paragraph" style:parent-style-name="Text_20_body">
      <style:paragraph-properties fo:margin-top="0.1256in" fo:margin-bottom="0in" loext:contextual-spacing="false"/>
    </style:style>
    <style:style style:name="P31" style:family="paragraph" style:parent-style-name="Text_20_body">
      <style:paragraph-properties fo:margin-top="0.1256in" fo:margin-bottom="0in" loext:contextual-spacing="false"/>
      <style:text-properties fo:language="ro" fo:country="RO" officeooo:rsid="0007d292" officeooo:paragraph-rsid="0007d292"/>
    </style:style>
    <style:style style:name="P32" style:family="paragraph" style:parent-style-name="Text_20_body">
      <style:paragraph-properties fo:margin-top="0.1256in" fo:margin-bottom="0in" loext:contextual-spacing="false"/>
      <style:text-properties fo:color="#000000" officeooo:rsid="0009317c" officeooo:paragraph-rsid="0009317c"/>
    </style:style>
    <style:style style:name="P33" style:family="paragraph" style:parent-style-name="Text_20_body">
      <style:paragraph-properties fo:margin-left="0.5626in" fo:margin-right="0in" fo:text-indent="0in" style:auto-text-indent="false"/>
    </style:style>
    <style:style style:name="P34" style:family="paragraph" style:parent-style-name="Text_20_body">
      <style:paragraph-properties fo:margin-left="0.5626in" fo:margin-right="0in" fo:text-align="justify" style:justify-single-word="false" fo:text-indent="0in" style:auto-text-indent="false"/>
    </style:style>
    <style:style style:name="P35" style:family="paragraph" style:parent-style-name="Text_20_body">
      <style:paragraph-properties fo:margin-left="0.5626in" fo:margin-right="0in" fo:text-indent="0in" style:auto-text-indent="false"/>
      <style:text-properties officeooo:rsid="000a8153" officeooo:paragraph-rsid="000a8153"/>
    </style:style>
    <style:style style:name="P36" style:family="paragraph" style:parent-style-name="Text_20_body">
      <style:paragraph-properties fo:margin-left="0.5626in" fo:margin-right="0in" fo:text-indent="0in" style:auto-text-indent="false"/>
      <style:text-properties fo:color="#000000" officeooo:rsid="000a8153" officeooo:paragraph-rsid="000a8153"/>
    </style:style>
    <style:style style:name="P37" style:family="paragraph" style:parent-style-name="Text_20_body">
      <style:paragraph-properties fo:margin-top="0.1283in" fo:margin-bottom="0in" loext:contextual-spacing="false"/>
    </style:style>
    <style:style style:name="P38" style:family="paragraph" style:parent-style-name="Text_20_body">
      <style:paragraph-properties fo:margin-left="0.5626in" fo:margin-right="0.0811in" fo:line-height="107%" fo:text-indent="0in" style:auto-text-indent="false"/>
    </style:style>
    <style:style style:name="P39" style:family="paragraph" style:parent-style-name="Text_20_body">
      <style:paragraph-properties fo:margin-left="0.5626in" fo:margin-right="0.0811in" fo:line-height="106%" fo:text-align="justify" style:justify-single-word="false" fo:text-indent="0in" style:auto-text-indent="false"/>
    </style:style>
    <style:style style:name="P40" style:family="paragraph" style:parent-style-name="Text_20_body">
      <style:paragraph-properties fo:margin-left="0.5626in" fo:margin-right="0.0811in" fo:line-height="107%" fo:text-indent="0in" style:auto-text-indent="false"/>
      <style:text-properties fo:color="#000000" officeooo:rsid="0009317c" officeooo:paragraph-rsid="0009317c"/>
    </style:style>
    <style:style style:name="P41" style:family="paragraph" style:parent-style-name="Text_20_body">
      <style:paragraph-properties fo:margin-left="0.5626in" fo:margin-right="0.0811in" fo:line-height="106%" fo:text-align="justify" style:justify-single-word="false" fo:text-indent="0in" style:auto-text-indent="false"/>
      <style:text-properties fo:color="#000000" officeooo:rsid="0009317c" officeooo:paragraph-rsid="0009317c"/>
    </style:style>
    <style:style style:name="P42" style:family="paragraph" style:parent-style-name="Text_20_body">
      <style:paragraph-properties fo:margin-left="0.5626in" fo:margin-right="0.0811in" fo:line-height="106%" fo:text-align="justify" style:justify-single-word="false" fo:text-indent="0in" style:auto-text-indent="false"/>
      <style:text-properties fo:color="#000000" officeooo:rsid="000a8153" officeooo:paragraph-rsid="000a8153"/>
    </style:style>
    <style:style style:name="P43" style:family="paragraph" style:parent-style-name="Text_20_body">
      <style:paragraph-properties fo:margin-left="0in" fo:margin-right="0.0811in" fo:line-height="107%" fo:text-indent="0in" style:auto-text-indent="false"/>
      <style:text-properties officeooo:rsid="000a8153" officeooo:paragraph-rsid="000a8153"/>
    </style:style>
    <style:style style:name="T1" style:family="text">
      <style:text-properties fo:font-size="12pt" fo:language="ro" fo:country="RO" style:font-size-asian="12pt" style:font-size-complex="12pt"/>
    </style:style>
    <style:style style:name="T2" style:family="text">
      <style:text-properties style:font-name="Times New Roman" fo:font-size="24pt" fo:letter-spacing="-0.0008in" fo:language="ro" fo:country="RO" fo:font-weight="bold" style:font-size-asian="24pt" style:font-weight-asian="bold"/>
    </style:style>
    <style:style style:name="T3" style:family="text">
      <style:text-properties style:font-name="Times New Roman" fo:font-size="24pt" fo:letter-spacing="0.0181in" fo:language="ro" fo:country="RO" fo:font-weight="bold" style:font-size-asian="24pt" style:font-weight-asian="bold" style:text-scale="99%"/>
    </style:style>
    <style:style style:name="T4" style:family="text">
      <style:text-properties style:font-name="Times New Roman" fo:font-size="24pt" fo:letter-spacing="-0.0154in" fo:language="ro" fo:country="RO" fo:font-weight="bold" style:font-size-asian="24pt" style:font-weight-asian="bold"/>
    </style:style>
    <style:style style:name="T5" style:family="text">
      <style:text-properties style:font-name="Times New Roman" fo:font-size="24pt" fo:letter-spacing="-0.0173in" fo:language="ro" fo:country="RO" fo:font-weight="bold" style:font-size-asian="24pt" style:font-weight-asian="bold"/>
    </style:style>
    <style:style style:name="T6" style:family="text">
      <style:text-properties style:font-name="Times New Roman" fo:font-size="18pt" fo:letter-spacing="-0.0008in" fo:language="ro" fo:country="RO" fo:font-weight="bold" style:font-size-asian="18pt" style:font-weight-asian="bold"/>
    </style:style>
    <style:style style:name="T7" style:family="text">
      <style:text-properties style:font-name="Times New Roman" fo:font-size="18pt" fo:language="ro" fo:country="RO" fo:font-weight="bold" style:font-size-asian="18pt" style:font-weight-asian="bold"/>
    </style:style>
    <style:style style:name="T8" style:family="text">
      <style:text-properties style:font-name="Times New Roman" fo:font-size="18pt" fo:language="ro" fo:country="RO" fo:font-weight="bold" style:font-name-asian="Times New Roman1" style:font-size-asian="18pt" style:font-weight-asian="bold" style:font-name-complex="Times New Roman1" style:font-size-complex="18pt"/>
    </style:style>
    <style:style style:name="T9" style:family="text">
      <style:text-properties style:font-name="Times New Roman" fo:font-size="16pt" fo:language="ro" fo:country="RO" style:font-size-asian="16pt"/>
    </style:style>
    <style:style style:name="T10" style:family="text">
      <style:text-properties style:font-name="Times New Roman" fo:font-size="16pt" fo:language="ro" fo:country="RO" style:font-name-asian="Times New Roman1" style:font-size-asian="16pt" style:font-name-complex="Times New Roman1" style:font-size-complex="16pt"/>
    </style:style>
    <style:style style:name="T11" style:family="text">
      <style:text-properties fo:letter-spacing="0.0008in" fo:language="ro" fo:country="RO"/>
    </style:style>
    <style:style style:name="T12" style:family="text">
      <style:text-properties style:font-name="Calibri" fo:language="ro" fo:country="RO" fo:font-weight="normal" style:font-name-asian="F" style:font-weight-asian="normal" style:font-weight-complex="normal"/>
    </style:style>
    <style:style style:name="T13" style:family="text">
      <style:text-properties fo:letter-spacing="-0.0008in" fo:language="ro" fo:country="RO"/>
    </style:style>
    <style:style style:name="T14" style:family="text">
      <style:text-properties fo:letter-spacing="-0.0016in" fo:language="ro" fo:country="RO"/>
    </style:style>
    <style:style style:name="T15" style:family="text">
      <style:text-properties fo:language="ro" fo:country="RO"/>
    </style:style>
    <style:style style:name="T16" style:family="text">
      <style:text-properties fo:language="ro" fo:country="RO" text:display="true"/>
    </style:style>
    <style:style style:name="T17" style:family="text">
      <style:text-properties fo:language="ro" fo:country="RO" fo:font-weight="normal" style:font-weight-asian="normal" style:font-weight-complex="normal"/>
    </style:style>
    <style:style style:name="T18" style:family="text">
      <style:text-properties fo:letter-spacing="-0.002in" fo:language="ro" fo:country="RO"/>
    </style:style>
    <style:style style:name="T19" style:family="text">
      <style:text-properties fo:language="en" fo:country="GB"/>
    </style:style>
    <style:style style:name="T20" style:family="text">
      <style:text-properties fo:color="#a6a6a6" fo:letter-spacing="-0.0008in" fo:language="ro" fo:country="RO"/>
    </style:style>
    <style:style style:name="T21" style:family="text">
      <style:text-properties fo:color="#a6a6a6" fo:letter-spacing="-0.0008in"/>
    </style:style>
    <style:style style:name="T22" style:family="text">
      <style:text-properties fo:color="#a6a6a6" fo:letter-spacing="-0.0055in" fo:language="ro" fo:country="RO"/>
    </style:style>
    <style:style style:name="T23" style:family="text">
      <style:text-properties fo:color="#a6a6a6" fo:language="ro" fo:country="RO"/>
    </style:style>
    <style:style style:name="T24" style:family="text">
      <style:text-properties fo:color="#a6a6a6" fo:language="ro" fo:country="RO"/>
    </style:style>
    <style:style style:name="T25" style:family="text">
      <style:text-properties fo:color="#a6a6a6" fo:letter-spacing="-0.0047in" fo:language="ro" fo:country="RO"/>
    </style:style>
    <style:style style:name="T26" style:family="text">
      <style:text-properties fo:color="#a6a6a6" fo:letter-spacing="-0.0043in" fo:language="ro" fo:country="RO"/>
    </style:style>
    <style:style style:name="T27" style:family="text">
      <style:text-properties fo:color="#a6a6a6" fo:letter-spacing="-0.0035in" fo:language="ro" fo:country="RO"/>
    </style:style>
    <style:style style:name="T28" style:family="text">
      <style:text-properties fo:color="#a6a6a6" fo:letter-spacing="-0.0028in" fo:language="ro" fo:country="RO"/>
    </style:style>
    <style:style style:name="T29" style:family="text">
      <style:text-properties fo:color="#a6a6a6" fo:letter-spacing="-0.0083in" fo:language="ro" fo:country="RO"/>
    </style:style>
    <style:style style:name="T30" style:family="text">
      <style:text-properties fo:color="#a6a6a6" fo:letter-spacing="-0.0075in" fo:language="ro" fo:country="RO"/>
    </style:style>
    <style:style style:name="T31" style:family="text">
      <style:text-properties fo:color="#a6a6a6" fo:letter-spacing="0.0374in" fo:language="ro" fo:country="RO"/>
    </style:style>
    <style:style style:name="T32" style:family="text">
      <style:text-properties fo:color="#a6a6a6" fo:letter-spacing="0.0366in" fo:language="ro" fo:country="RO"/>
    </style:style>
    <style:style style:name="T33" style:family="text">
      <style:text-properties fo:color="#000000"/>
    </style:style>
    <style:style style:name="T34" style:family="text">
      <style:text-properties fo:color="#000000" officeooo:rsid="0007d292"/>
    </style:style>
    <style:style style:name="T35" style:family="text">
      <style:text-properties fo:color="#000000" officeooo:rsid="0007d7fd"/>
    </style:style>
    <style:style style:name="T36" style:family="text">
      <style:text-properties fo:color="#000000" style:font-name="Times New Roman" fo:font-size="12pt" officeooo:rsid="0007d7fd" style:font-name-asian="Times New Roman1" style:font-size-asian="12pt" style:font-size-complex="12pt"/>
    </style:style>
    <style:style style:name="T37" style:family="text">
      <style:text-properties fo:color="#000000" fo:language="ro" fo:country="RO"/>
    </style:style>
    <style:style style:name="T38" style:family="text">
      <style:text-properties fo:color="#000000" fo:language="ro" fo:country="RO" officeooo:rsid="0009317c"/>
    </style:style>
    <style:style style:name="T39" style:family="text">
      <style:text-properties officeooo:rsid="0009317c"/>
    </style:style>
    <style:style style:name="T40" style:family="text">
      <style:text-properties officeooo:rsid="000a8153"/>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span text:style-name="T1">UNIVERSITATEA DIN BUCUREȘTI</text:span></text:p>
      <text:p text:style-name="P11"><text:span text:style-name="T1">FACULTATEA DE MATEMATICĂ ȘI INFORMATICĂ</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6"/>
      <text:p text:style-name="P17"><text:span text:style-name="T2">FridgeHUB</text:span></text:p>
      <text:p text:style-name="P17"><text:span text:style-name="T2">RAPORT</text:span><text:span text:style-name="T4"> </text:span><text:span text:style-name="T2">DE</text:span><text:span text:style-name="T5"> </text:span><text:span text:style-name="T2">ANALIZĂ</text:span></text:p>
      <text:p text:style-name="P18"/>
      <text:p text:style-name="P20"/>
      <text:p text:style-name="P19"/>
      <text:p text:style-name="P13"/>
      <text:p text:style-name="P13"/>
      <text:p text:style-name="P13"/>
      <text:p text:style-name="P13"/>
      <text:p text:style-name="P13"/>
      <text:p text:style-name="P13"/>
      <text:p text:style-name="P13"/>
      <text:p text:style-name="P13"/>
      <text:p text:style-name="P13"/>
      <text:p text:style-name="P13"/>
      <text:p text:style-name="P21"><text:span text:style-name="T6">Echipa nr. 1 FridgeHub</text:span></text:p>
      <text:p text:style-name="P21"><text:span text:style-name="T6">Alexiu Adrian-Stefan</text:span></text:p>
      <text:p text:style-name="P21"><text:span text:style-name="T6">Bondoc Gabriel</text:span></text:p>
      <text:p text:style-name="P21"><text:span text:style-name="T8">Dinescu Bogdan-George</text:span></text:p>
      <text:p text:style-name="P21"><text:span text:style-name="T8">Masgras Vlad-Florian</text:span></text:p>
      <text:p text:style-name="P21"><text:span text:style-name="T8">Sandu Alexandru-Cristian</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22"/>
      <text:p text:style-name="P14"><text:span text:style-name="T9">2020</text:span></text:p>
      <text:p text:style-name="P23"><text:span text:style-name="T9">Cuprins</text:span></text:p>
      <text:p text:style-name="P25"/>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text:a xlink:type="simple" xlink:href="#_Toc53917592" text:style-name="Index_20_Link" text:visited-style-name="Index_20_Link"><text:span text:style-name="T11">1.</text:span></text:a><text:a xlink:type="simple" xlink:href="#_Toc53917592" text:style-name="Index_20_Link" text:visited-style-name="Index_20_Link"><text:span text:style-name="T12"><text:tab/></text:span></text:a><text:a xlink:type="simple" xlink:href="#_Toc53917592" text:style-name="Index_20_Link" text:visited-style-name="Index_20_Link"><text:span text:style-name="T13">Scopul</text:span></text:a><text:a xlink:type="simple" xlink:href="#_Toc53917592" text:style-name="Index_20_Link" text:visited-style-name="Index_20_Link"><text:span text:style-name="T14"> </text:span></text:a><text:a xlink:type="simple" xlink:href="#_Toc53917592" text:style-name="Index_20_Link" text:visited-style-name="Index_20_Link"><text:span text:style-name="T13">aplicației</text:span></text:a><text:a xlink:type="simple" xlink:href="#_Toc53917592" text:style-name="Index_20_Link" text:visited-style-name="Index_20_Link"><text:span text:style-name="T16"><text:tab/>3</text:span></text:a></text:p>
          <text:p text:style-name="P8"><text:a xlink:type="simple" xlink:href="#_Toc53917593" text:style-name="Index_20_Link" text:visited-style-name="Index_20_Link"><text:span text:style-name="T11">2.</text:span></text:a><text:a xlink:type="simple" xlink:href="#_Toc53917593" text:style-name="Index_20_Link" text:visited-style-name="Index_20_Link"><text:span text:style-name="T12"><text:tab/></text:span></text:a><text:a xlink:type="simple" xlink:href="#_Toc53917593" text:style-name="Index_20_Link" text:visited-style-name="Index_20_Link"><text:span text:style-name="T13">Aria</text:span></text:a><text:a xlink:type="simple" xlink:href="#_Toc53917593" text:style-name="Index_20_Link" text:visited-style-name="Index_20_Link"><text:span text:style-name="T11"> </text:span></text:a><text:a xlink:type="simple" xlink:href="#_Toc53917593" text:style-name="Index_20_Link" text:visited-style-name="Index_20_Link"><text:span text:style-name="T15">de </text:span></text:a><text:a xlink:type="simple" xlink:href="#_Toc53917593" text:style-name="Index_20_Link" text:visited-style-name="Index_20_Link"><text:span text:style-name="T13">acoperire</text:span></text:a><text:a xlink:type="simple" xlink:href="#_Toc53917593" text:style-name="Index_20_Link" text:visited-style-name="Index_20_Link"><text:span text:style-name="T15"> a</text:span></text:a><text:a xlink:type="simple" xlink:href="#_Toc53917593" text:style-name="Index_20_Link" text:visited-style-name="Index_20_Link"><text:span text:style-name="T11"> </text:span></text:a><text:a xlink:type="simple" xlink:href="#_Toc53917593" text:style-name="Index_20_Link" text:visited-style-name="Index_20_Link"><text:span text:style-name="T13">aplicației</text:span></text:a><text:a xlink:type="simple" xlink:href="#_Toc53917593" text:style-name="Index_20_Link" text:visited-style-name="Index_20_Link"><text:span text:style-name="T16"><text:tab/>3</text:span></text:a></text:p>
          <text:p text:style-name="P8"><text:a xlink:type="simple" xlink:href="#_Toc53917594" text:style-name="Index_20_Link" text:visited-style-name="Index_20_Link"><text:span text:style-name="T11">3.</text:span></text:a><text:a xlink:type="simple" xlink:href="#_Toc53917594" text:style-name="Index_20_Link" text:visited-style-name="Index_20_Link"><text:span text:style-name="T12"><text:tab/></text:span></text:a><text:a xlink:type="simple" xlink:href="#_Toc53917594" text:style-name="Index_20_Link" text:visited-style-name="Index_20_Link"><text:span text:style-name="T13">Grupurile</text:span></text:a><text:a xlink:type="simple" xlink:href="#_Toc53917594" text:style-name="Index_20_Link" text:visited-style-name="Index_20_Link"><text:span text:style-name="T15"> de </text:span></text:a><text:a xlink:type="simple" xlink:href="#_Toc53917594" text:style-name="Index_20_Link" text:visited-style-name="Index_20_Link"><text:span text:style-name="T13">interese</text:span></text:a><text:a xlink:type="simple" xlink:href="#_Toc53917594" text:style-name="Index_20_Link" text:visited-style-name="Index_20_Link"><text:span text:style-name="T16"><text:tab/>3</text:span></text:a></text:p>
          <text:p text:style-name="P8"><text:a xlink:type="simple" xlink:href="#_Toc53917595" text:style-name="Index_20_Link" text:visited-style-name="Index_20_Link"><text:span text:style-name="T11">4.</text:span></text:a><text:a xlink:type="simple" xlink:href="#_Toc53917595" text:style-name="Index_20_Link" text:visited-style-name="Index_20_Link"><text:span text:style-name="T12"><text:tab/></text:span></text:a><text:a xlink:type="simple" xlink:href="#_Toc53917595" text:style-name="Index_20_Link" text:visited-style-name="Index_20_Link"><text:span text:style-name="T13">Colectarea</text:span></text:a><text:a xlink:type="simple" xlink:href="#_Toc53917595" text:style-name="Index_20_Link" text:visited-style-name="Index_20_Link"><text:span text:style-name="T11"> </text:span></text:a><text:a xlink:type="simple" xlink:href="#_Toc53917595" text:style-name="Index_20_Link" text:visited-style-name="Index_20_Link"><text:span text:style-name="T13">cerințelor</text:span></text:a><text:a xlink:type="simple" xlink:href="#_Toc53917595" text:style-name="Index_20_Link" text:visited-style-name="Index_20_Link"><text:span text:style-name="T16"><text:tab/>3</text:span></text:a></text:p>
          <text:p text:style-name="P9"><text:a xlink:type="simple" xlink:href="#_Toc53917596" text:style-name="Index_20_Link" text:visited-style-name="Index_20_Link"><text:span text:style-name="T11">4.1.</text:span></text:a><text:a xlink:type="simple" xlink:href="#_Toc53917596" text:style-name="Index_20_Link" text:visited-style-name="Index_20_Link"><text:span text:style-name="T12"><text:tab/></text:span></text:a><text:a xlink:type="simple" xlink:href="#_Toc53917596" text:style-name="Index_20_Link" text:visited-style-name="Index_20_Link"><text:span text:style-name="T13">Metode</text:span></text:a><text:a xlink:type="simple" xlink:href="#_Toc53917596" text:style-name="Index_20_Link" text:visited-style-name="Index_20_Link"><text:span text:style-name="T11"> </text:span></text:a><text:a xlink:type="simple" xlink:href="#_Toc53917596" text:style-name="Index_20_Link" text:visited-style-name="Index_20_Link"><text:span text:style-name="T13">directe</text:span></text:a><text:a xlink:type="simple" xlink:href="#_Toc53917596" text:style-name="Index_20_Link" text:visited-style-name="Index_20_Link"><text:span text:style-name="T16"><text:tab/>3</text:span></text:a></text:p>
          <text:p text:style-name="P10"><text:a xlink:type="simple" xlink:href="#_Toc53917597" text:style-name="Index_20_Link" text:visited-style-name="Index_20_Link"><text:span text:style-name="T15">4.1.1.</text:span></text:a><text:a xlink:type="simple" xlink:href="#_Toc53917597" text:style-name="Index_20_Link" text:visited-style-name="Index_20_Link"><text:span text:style-name="T12"><text:tab/></text:span></text:a><text:a xlink:type="simple" xlink:href="#_Toc53917597" text:style-name="Index_20_Link" text:visited-style-name="Index_20_Link"><text:span text:style-name="T13">Cerințele echipei de proiect</text:span></text:a><text:a xlink:type="simple" xlink:href="#_Toc53917597" text:style-name="Index_20_Link" text:visited-style-name="Index_20_Link"><text:span text:style-name="T16"><text:tab/>3</text:span></text:a></text:p>
          <text:p text:style-name="P9"><text:a xlink:type="simple" xlink:href="#_Toc53917598" text:style-name="Index_20_Link" text:visited-style-name="Index_20_Link"><text:span text:style-name="T11">4.2.</text:span></text:a><text:a xlink:type="simple" xlink:href="#_Toc53917598" text:style-name="Index_20_Link" text:visited-style-name="Index_20_Link"><text:span text:style-name="T12"><text:tab/></text:span></text:a><text:a xlink:type="simple" xlink:href="#_Toc53917598" text:style-name="Index_20_Link" text:visited-style-name="Index_20_Link"><text:span text:style-name="T13">Metode</text:span></text:a><text:a xlink:type="simple" xlink:href="#_Toc53917598" text:style-name="Index_20_Link" text:visited-style-name="Index_20_Link"><text:span text:style-name="T18"> </text:span></text:a><text:a xlink:type="simple" xlink:href="#_Toc53917598" text:style-name="Index_20_Link" text:visited-style-name="Index_20_Link"><text:span text:style-name="T15">indirecte</text:span></text:a><text:a xlink:type="simple" xlink:href="#_Toc53917598" text:style-name="Index_20_Link" text:visited-style-name="Index_20_Link"><text:span text:style-name="T16"><text:tab/>3</text:span></text:a></text:p>
          <text:p text:style-name="P8"><text:a xlink:type="simple" xlink:href="#_Toc53917599" text:style-name="Index_20_Link" text:visited-style-name="Index_20_Link"><text:span text:style-name="T11">5.</text:span></text:a><text:a xlink:type="simple" xlink:href="#_Toc53917599" text:style-name="Index_20_Link" text:visited-style-name="Index_20_Link"><text:span text:style-name="T12"><text:tab/></text:span></text:a><text:a xlink:type="simple" xlink:href="#_Toc53917599" text:style-name="Index_20_Link" text:visited-style-name="Index_20_Link"><text:span text:style-name="T13">Interpretarea</text:span></text:a><text:a xlink:type="simple" xlink:href="#_Toc53917599" text:style-name="Index_20_Link" text:visited-style-name="Index_20_Link"><text:span text:style-name="T11"> </text:span></text:a><text:a xlink:type="simple" xlink:href="#_Toc53917599" text:style-name="Index_20_Link" text:visited-style-name="Index_20_Link"><text:span text:style-name="T13">cerințelor</text:span></text:a><text:a xlink:type="simple" xlink:href="#_Toc53917599" text:style-name="Index_20_Link" text:visited-style-name="Index_20_Link"><text:span text:style-name="T16"><text:tab/>3</text:span></text:a></text:p>
          <text:p text:style-name="P8"><text:a xlink:type="simple" xlink:href="#_Toc53917600" text:style-name="Index_20_Link" text:visited-style-name="Index_20_Link"><text:span text:style-name="T11">6.</text:span></text:a><text:a xlink:type="simple" xlink:href="#_Toc53917600" text:style-name="Index_20_Link" text:visited-style-name="Index_20_Link"><text:span text:style-name="T12"><text:tab/></text:span></text:a><text:a xlink:type="simple" xlink:href="#_Toc53917600" text:style-name="Index_20_Link" text:visited-style-name="Index_20_Link"><text:span text:style-name="T13">Prioritizarea</text:span></text:a><text:a xlink:type="simple" xlink:href="#_Toc53917600" text:style-name="Index_20_Link" text:visited-style-name="Index_20_Link"><text:span text:style-name="T11"> </text:span></text:a><text:a xlink:type="simple" xlink:href="#_Toc53917600" text:style-name="Index_20_Link" text:visited-style-name="Index_20_Link"><text:span text:style-name="T13">cerințelor</text:span></text:a><text:a xlink:type="simple" xlink:href="#_Toc53917600" text:style-name="Index_20_Link" text:visited-style-name="Index_20_Link"><text:span text:style-name="T16"><text:tab/>3</text:span></text:a></text:p>
          <text:p text:style-name="P8"><text:a xlink:type="simple" xlink:href="#_Toc53917601" text:style-name="Index_20_Link" text:visited-style-name="Index_20_Link"><text:span text:style-name="T11">7.</text:span></text:a><text:a xlink:type="simple" xlink:href="#_Toc53917601" text:style-name="Index_20_Link" text:visited-style-name="Index_20_Link"><text:span text:style-name="T12"><text:tab/></text:span></text:a><text:a xlink:type="simple" xlink:href="#_Toc53917601" text:style-name="Index_20_Link" text:visited-style-name="Index_20_Link"><text:span text:style-name="T13">Specificații</text:span></text:a><text:a xlink:type="simple" xlink:href="#_Toc53917601" text:style-name="Index_20_Link" text:visited-style-name="Index_20_Link"><text:span text:style-name="T11"> </text:span></text:a><text:a xlink:type="simple" xlink:href="#_Toc53917601" text:style-name="Index_20_Link" text:visited-style-name="Index_20_Link"><text:span text:style-name="T13">de analiză</text:span></text:a><text:a xlink:type="simple" xlink:href="#_Toc53917601" text:style-name="Index_20_Link" text:visited-style-name="Index_20_Link"><text:span text:style-name="T16"><text:tab/>3</text:span></text:a></text:p>
          <text:p text:style-name="P8"><text:a xlink:type="simple" xlink:href="#_Toc53917602" text:style-name="Index_20_Link" text:visited-style-name="Index_20_Link"><text:span text:style-name="T11">8.</text:span></text:a><text:a xlink:type="simple" xlink:href="#_Toc53917602" text:style-name="Index_20_Link" text:visited-style-name="Index_20_Link"><text:span text:style-name="T12"><text:tab/></text:span></text:a><text:a xlink:type="simple" xlink:href="#_Toc53917602" text:style-name="Index_20_Link" text:visited-style-name="Index_20_Link"><text:span text:style-name="T13">Contribuția echipei</text:span></text:a><text:a xlink:type="simple" xlink:href="#_Toc53917602" text:style-name="Index_20_Link" text:visited-style-name="Index_20_Link"><text:span text:style-name="T16"><text:tab/>3</text:span></text:a></text:p>
        </text:index-body>
      </text:table-of-content>
      <text:p text:style-name="P15"/>
      <text:list xml:id="list704485719" text:style-name="WWNum1">
        <text:list-item>
          <text:h text:style-name="P1" text:outline-level="1"><text:bookmark-start text:name="_Toc53917592"/><text:span text:style-name="T13">Scopul</text:span><text:span text:style-name="T14"> </text:span><text:span text:style-name="T13">aplicației</text:span><text:bookmark-end text:name="_Toc53917592"/></text:h>
        </text:list-item>
      </text:list>
      <text:p text:style-name="P30"><text:span text:style-name="T20">Descrierea</text:span><text:span text:style-name="T22"> </text:span><text:span text:style-name="T23">tipului, misiunii și utilizatorilor</text:span><text:span text:style-name="T25"> </text:span><text:span text:style-name="T20">aplicației</text:span><text:span text:style-name="T25"> </text:span><text:span text:style-name="T23">(max.</text:span><text:span text:style-name="T26"> </text:span><text:span text:style-name="T23">½</text:span><text:span text:style-name="T26"> </text:span><text:span text:style-name="T23">de</text:span><text:span text:style-name="T25"> </text:span><text:span text:style-name="T20">pagină). Specific pentru proiectul pe care îl aveți voi de făcut puteți să justificați de ce respectivul dumb device ar trebui făcut „smart”. </text:span></text:p>
      <text:p text:style-name="P31">Aplicația FridgeHub are scopul de a eficientiza și usura viața utilizatorilor săi. Acest lucru este posibil deoarece aplicația adauga opțiuni noi unui frigider anost și aducand-ul la rangul de device ,,smart’’. Astfel optiunile aduse de aceasta aplicație consta în crearea unei liste de produse pe care utilizatorul le va adauga, lista care va fi actualizata pentru fiecare operație făcută de persoana (CRUD). Un alt tip de optiune îl reprezintă prezenta unui algoritm de calculare a numarului de calorii al produselor folosite pentru urmarea unei diete, alte opțiuni sunt reprezentate de schimbarea sau setarea unei temperaturi prin intermediul unui smartphone sau verificarea termenului de valabilitate al produselor introduse și aflate în lista salvată de aplicație. </text:p>
      <text:list xml:id="list171635819561286" text:continue-numbering="true" text:style-name="WWNum1">
        <text:list-item>
          <text:h text:style-name="P2" text:outline-level="1"><text:bookmark-start text:name="_Toc53917593"/><text:span text:style-name="T13">Aria</text:span><text:span text:style-name="T11"> </text:span><text:span text:style-name="T15">de </text:span><text:span text:style-name="T13">acoperire</text:span><text:span text:style-name="T15"> a</text:span><text:span text:style-name="T11"> </text:span><text:span text:style-name="T13">aplicației</text:span><text:bookmark-end text:name="_Toc53917593"/></text:h>
        </text:list-item>
      </text:list>
      <text:p text:style-name="Text_20_body"><text:span text:style-name="T23">Ce</text:span><text:span text:style-name="T26"> </text:span><text:span text:style-name="T20">este</text:span><text:span text:style-name="T27"> </text:span><text:span text:style-name="T23">și</text:span><text:span text:style-name="T28"> </text:span><text:span text:style-name="T20">ce</text:span><text:span text:style-name="T27"> </text:span><text:span text:style-name="T23">nu</text:span><text:span text:style-name="T28"> </text:span><text:span text:style-name="T23">este</text:span><text:span text:style-name="T27"> </text:span><text:span text:style-name="T20">aplicația</text:span><text:span text:style-name="T27"> </text:span><text:span text:style-name="T23">(max.</text:span><text:span text:style-name="T28"> </text:span><text:span text:style-name="T23">½</text:span><text:span text:style-name="T27"> </text:span><text:span text:style-name="T23">de</text:span><text:span text:style-name="T27"> </text:span><text:span text:style-name="T20">pagină). Gândiți-vă la business-ul pe care device-ul vostru îl îndeplinește (sau îl îmunătățește). Care sunt plusurile aduse prin aplicația voastră care nu erau disponibile anterior. Care ar fi niște avantaje pe care în mod ideal ar trebui să le aibă aplicația voastră dar nu le va avea (fie pentru că nu vă propuneți să le realizați, fie că există niște piedici din cauza cărora nu le puteți realiza, și care sunt acelea).</text:span></text:p>
      <text:p text:style-name="P28"><text:bookmark text:name="_GoBack"/><text:span text:style-name="T34">Aceasta aplicatie se va ocupa de managementul produselor unui frigider personal, ci nu al unui intreg sistem de frigidere. </text:span><text:span text:style-name="T35">Astfel, una dintre numeroasele tipuri de persoane pentru care aceasta aplicatie este </text:span><text:span text:style-name="T36">potrivita</text:span><text:span text:style-name="T35"> </text:span><text:span text:style-name="T36">este</text:span><text:span text:style-name="T35"> utilizatorul care lucreaza de acasa si doresc sa urmeze o dieta, deoarece aplicatia poate fi folosita pentru calcularea numarului de calorii.</text:span></text:p>
      <text:p text:style-name="P29"><text:span text:style-name="T35">A</text:span><text:span text:style-name="T33">ceasta aplicatie se ocupa cu managementul produselor si anumitor caracteristici ale frigiderului, dar nu se ocupa cu efectuarea unor comenzi cand se intampla ceva neprevazut cu produsele stocate. De exemplu, daca un produs are termenul de expirare depasit, aplicatia va anunta utilizatorul dar nu va da si o comanda pentru a inlocui produsul. Astfel aplicatia este potrivita pentru persoanele care nu doresc ca anumite device-uri sa dea comenzi automat. </text:span></text:p>
      <text:list xml:id="list171635598360329" text:continue-numbering="true" text:style-name="WWNum1">
        <text:list-item>
          <text:h text:style-name="P3" text:outline-level="1"><text:bookmark-start text:name="_Toc53917594"/><text:span text:style-name="T13">Grupurile</text:span><text:span text:style-name="T15"> de </text:span><text:span text:style-name="T13">interese</text:span><text:bookmark-end text:name="_Toc53917594"/></text:h>
        </text:list-item>
      </text:list>
      <text:p text:style-name="Text_20_body"><text:span text:style-name="T20">Care</text:span><text:span text:style-name="T22"> </text:span><text:span text:style-name="T23">sunt</text:span><text:span text:style-name="T25"> </text:span><text:span text:style-name="T20">persoanele</text:span><text:span text:style-name="T22"> </text:span><text:span text:style-name="T20">sau</text:span><text:span text:style-name="T27"> </text:span><text:span text:style-name="T20">grupurile</text:span><text:span text:style-name="T22"> </text:span><text:span text:style-name="T23">de</text:span><text:span text:style-name="T25"> </text:span><text:span text:style-name="T20">persoane</text:span><text:span text:style-name="T22"> </text:span><text:span text:style-name="T23">interesate</text:span><text:span text:style-name="T22"> </text:span><text:span text:style-name="T23">de</text:span><text:span text:style-name="T22"> </text:span><text:span text:style-name="T20">aplicație. Grupul țintă al aplicației, și care este profilul acestora. Care sunt skillurile și lipsurile potențialului utilizator.</text:span></text:p>
      <text:p text:style-name="P26">Pentru aplicatia noastra persoanele care vor fi interesate sa o foloseasca sunt utilizatori precum: oameni care doresc sa urmeze o dieta dar nu doresc sa cumpere anumite produse ci sa foloseasca ce au deja cumparat, persoane care vor sa <text:span text:style-name="T39">isi eficientizeze si usureze viata prin folosirea device-urilor smart, precum si persoane care doresc sa aiba isi faca managementul produselor cumparate folosind diverse aplicatii.</text:span></text:p>
      <text:p text:style-name="P27">Astfel persoanele care doresc folosasca cat mai multe device-uri smart vor fi principala tinta, deoarece vor fi deschisi la a incerca aplicatia noastra si le va fi usor sa o foloseasca ei avand deja skill-setul prtrivit.</text:p>
      <text:p text:style-name="P27">Pe de alta parte persoanele care sunt interesate de calculul caloriilor pentru a urma o dieta poate ca nu vor fi pregatite dar cu instructiuni simple si concise utilizarea nu va fi greu de efectuat.</text:p>
      <text:list xml:id="list171636081278616" text:continue-numbering="true" text:style-name="WWNum1">
        <text:list-item>
          <text:h text:style-name="P2" text:outline-level="1"><text:bookmark-start text:name="_Toc53917595"/><text:span text:style-name="T13">Colectarea</text:span><text:span text:style-name="T11"> </text:span><text:span text:style-name="T13">cerințelor</text:span><text:bookmark-end text:name="_Toc53917595"/></text:h>
        </text:list-item>
      </text:list>
      <text:p text:style-name="P34"><text:span text:style-name="T23">Se vor enumera (doar) referințele către cerințe, indicându-se sursa de la care au fost colectate, nu și cerințele propriu-zise, care vor fi analizate în capitolul următor. Referințele către cerințe pot fi: numele unor directoare/fișiere în care se găsesc minute de întâlnire, chestionare, transcriptul unor interviuri (ca </text:span><text:soft-page-break/><text:span text:style-name="T23">rezultate obținute prin metode directe) sau prezentări, rapoarte, articole, cărți, precum și link-uri către astfel de resurse disponibile pe WEB (ca rezultate obținute prin metode directe). Practic un răspuns la întrebarea – de unde știi că cerințele pe care le vei prezenta mai jos sunt relevante? De unde le-ai colectat? </text:span></text:p>
      <text:list xml:id="list171636094142023" text:continue-numbering="true" text:style-name="WWNum1">
        <text:list-item>
          <text:list>
            <text:list-item>
              <text:h text:style-name="P4" text:outline-level="1"><text:bookmark-start text:name="_Toc53917596"/><text:span text:style-name="T13">Metode</text:span><text:span text:style-name="T11"> </text:span><text:span text:style-name="T13">directe</text:span><text:bookmark-end text:name="_Toc53917596"/></text:h>
            </text:list-item>
          </text:list>
        </text:list-item>
      </text:list>
      <text:p text:style-name="P30"><text:span text:style-name="T23">Referințe către </text:span><text:span text:style-name="T20">cerințele</text:span><text:span text:style-name="T25"> </text:span><text:span text:style-name="T20">colectate</text:span><text:span text:style-name="T25"> </text:span><text:span text:style-name="T23">în</text:span><text:span text:style-name="T26"> </text:span><text:span text:style-name="T23">mod</text:span><text:span text:style-name="T27"> </text:span><text:span text:style-name="T20">direct</text:span><text:span text:style-name="T26"> </text:span><text:span text:style-name="T23">de</text:span><text:span text:style-name="T25"> </text:span><text:span text:style-name="T23">la</text:span><text:span text:style-name="T27"> </text:span><text:span text:style-name="T20">grupurile</text:span><text:span text:style-name="T26"> </text:span><text:span text:style-name="T23">de</text:span><text:span text:style-name="T25"> </text:span><text:span text:style-name="T20">interese (persoane, chestionare etc)</text:span></text:p>
      <text:p text:style-name="P32">Link de la ady sa folositi, eu nu stiu ce sa fac,https://www.google.com/amp/s/www.questionpro.com/blog/generate-test-responses/</text:p>
      <text:list xml:id="list171636811544971" text:continue-numbering="true" text:style-name="WWNum1">
        <text:list-item>
          <text:list>
            <text:list-item>
              <text:h text:style-name="P5" text:outline-level="1"><text:bookmark-start text:name="_Toc53917598"/><text:span text:style-name="T13">Metode</text:span><text:span text:style-name="T18"> </text:span><text:span text:style-name="T15">indirecte</text:span><text:bookmark-end text:name="_Toc53917598"/></text:h>
            </text:list-item>
          </text:list>
        </text:list-item>
      </text:list>
      <text:p text:style-name="P37"><text:span text:style-name="T23">Referințe către </text:span><text:span text:style-name="T20">cerințele</text:span><text:span text:style-name="T29"> </text:span><text:span text:style-name="T20">colectate</text:span><text:span text:style-name="T30"> </text:span><text:span text:style-name="T20">prin</text:span><text:span text:style-name="T22"> </text:span><text:span text:style-name="T20">metode</text:span><text:span text:style-name="T30"> </text:span><text:span text:style-name="T20">indirecte</text:span><text:span text:style-name="T30"> </text:span><text:span text:style-name="T23">(exemple de aplicații, documentare, etc.)</text:span></text:p>
      <text:p text:style-name="P37"><text:a xlink:type="simple" xlink:href="http://www.topfrigidere.ro/de-ce-sunt-frigiderele-smart-o-idee-buna/" text:style-name="Internet_20_link" text:visited-style-name="Visited_20_Internet_20_Link">http://www.topfrigidere.ro/de-ce-sunt-frigiderele-smart-o-idee-buna/</text:a><text:span text:style-name="T23"> <text:s/>-</text:span><text:span text:style-name="T37"> </text:span><text:span text:style-name="T38">putem folosii aplicația pentru a verifica dacă un produs a expirat(a depășit perioada de valabilitate (stateful part))</text:span></text:p>
      <text:list xml:id="list171636652423638" text:continue-numbering="true" text:style-name="WWNum1">
        <text:list-item>
          <text:h text:style-name="P6" text:outline-level="1"><text:bookmark-start text:name="_Toc53917599"/><text:span text:style-name="T13">Interpretarea</text:span><text:span text:style-name="T11"> </text:span><text:span text:style-name="T13">cerințelor</text:span><text:bookmark-end text:name="_Toc53917599"/></text:h>
        </text:list-item>
      </text:list>
      <text:p text:style-name="P38"><text:span text:style-name="T20">Prezentare, interpretarea și</text:span><text:span text:style-name="T31"> </text:span><text:span text:style-name="T20">„igienizarea”</text:span><text:span text:style-name="T32"> </text:span><text:span text:style-name="T20">cerințelor =&gt; Lista cerințelor. Cerințele sunt totalitatea feature-urilor care ar putea fi implementate într-o soluție care are în vedere doar îndeplinirea scopului propus. Tot ce s-ar putea face, lucruri pe care le-ați aflat de la Colectarea cerințelor, intră în lista totală a cerințelor.</text:span></text:p>
      <text:p text:style-name="P38"><text:span text:style-name="T20">În funcție de natura lor pot fi grupate pe categorii. Se pot găsi asemănări și deosebiri între ele.</text:span></text:p>
      <text:p text:style-name="P40">Un anumit tip de cerinte posibile sunt reprezentate de crearea unui algoritm de calcul al caloriilor. Aceasta optiune poate fi folosita pentru a ajuta oamenii care urmeaza o dieta.</text:p>
      <text:p text:style-name="P40">O alta optiune poate fi implementarea unei liste prin care sunt salvate produsele introduse sau scoase din frigider(CRUD), prin aceasta lista vom avea un sistem de management al produselor. In plus, aceasta lista va ajuta la crearea optiunii de verificare a starii de valabilitate a unui produs(daca a expirat sau nu).</text:p>
      <text:p text:style-name="P40">O alta cerinta poate fi schimbarea temperaturii frigiderului si eventual a congelatorului prin folosirea unui smartphone sau prin trimiterea unui mesaj de pe un site conectat la device-ul nostru. </text:p>
      <text:list xml:id="list171635507651175" text:continue-numbering="true" text:style-name="WWNum1">
        <text:list-item>
          <text:h text:style-name="P7" text:outline-level="1"><text:bookmark-start text:name="_Toc382729544"/><text:bookmark-start text:name="_Toc53917600"/><text:span text:style-name="T13">Prioritizarea</text:span><text:span text:style-name="T11"> </text:span><text:span text:style-name="T13">cerințelor</text:span><text:bookmark-end text:name="_Toc382729544"/><text:bookmark-end text:name="_Toc53917600"/></text:h>
        </text:list-item>
      </text:list>
      <text:p text:style-name="P39"><text:span text:style-name="T20">Pentru prioritizarea cerințelor se va folosi Analiza Pareto aplicată pe impact și efort =&gt; Lista prioritizată a cerințelor =&gt; Lista cerințelor care urmează să fie implementate în cadrul proiectului</text:span></text:p>
      <text:p text:style-name="P39"><text:span text:style-name="T20">Dintre cerințele de la pct. 5, va trebui să vă alegeți pe care dintre acestea le veți implementa. Pentru a face această decizie va trebui justificată cu o Analiză Pareto. Asta presupune că fiecărei cerințe îi veți asocia un scor pe scara dificultății de implementare și un scor pe scara de valoare pe care îndeplinirea cerinței îl va aduce produsului final. Aceste două axe pot fi puse pe o axă de coordonate, iar ordinea cerințelor voastre va fi dată de cele care au un raport cât mai bun în sensul ușurinței de dezvoltare, și valorii aduse aplicației. Mai e cunoscut și ca raportul 80/20, pentru că cele mai bune cerințe, aduc </text:span><text:span text:style-name="T21">~</text:span><text:span text:style-name="T20">80/100 pe scara valorii aduse, și ~</text:span><text:span text:style-name="T21">20/100 ]n </text:span><text:span text:style-name="T20">privința costului de implementare.</text:span></text:p>
      <text:p text:style-name="P41">Salvarea produselor intr-o lista <text:s/>x / 100 <text:s/>4</text:p>
      <text:p text:style-name="P41">Schimbarea sau setarea temperaturii frigiderului <text:span text:style-name="T40">sau</text:span> congelatorului <text:s/>x / 100 <text:s/>2</text:p>
      <text:p text:style-name="P41">Crearea unui algoritm de calcul a caloriilor prin folosirea alimentelor salvate in lista de produse <text:s/>x / 100 3</text:p>
      <text:p text:style-name="P41"><text:soft-page-break/>Verificarea valabilitatii produselor aflate in frigider <text:s/>x / 100 <text:s/><text:span text:style-name="T40">1</text:span></text:p>
      <text:p text:style-name="P42">Afisarea unor detalii legate de un anumit produs <text:s/>x / 100 <text:s/>1</text:p>
      <text:list xml:id="list171636776776033" text:continue-numbering="true" text:style-name="WWNum1">
        <text:list-item>
          <text:h text:style-name="P6" text:outline-level="1"><text:bookmark-start text:name="_Toc382729545"/><text:bookmark-start text:name="_Toc53917601"/><text:span text:style-name="T13">Specificații</text:span><text:span text:style-name="T11"> </text:span><text:bookmark-end text:name="_Toc382729545"/><text:span text:style-name="T13">de analiză</text:span><text:bookmark-end text:name="_Toc53917601"/></text:h>
        </text:list-item>
      </text:list>
      <text:p text:style-name="P33"><text:span text:style-name="T23">Se</text:span><text:span text:style-name="T22"> </text:span><text:span text:style-name="T23">vor specifica cerințele din lista redusă sub formă de user stories.</text:span></text:p>
      <text:p text:style-name="P33"><text:span text:style-name="T23">User stories ar trebui să prezinte unul dintre feature-urile pe care voi îl veți construi, din perspectiva utilizatorului care are o cerință ce este îndeplinită de aplicația voastră. (cred că ați făcut și la MDS așa ceva). Prin acestea se va și descrie output-ul pe care utilizatorul îl va aștepta. </text:span></text:p>
      <text:p text:style-name="P35"><text:span text:style-name="T23">Ffs user stories.</text:span></text:p>
      <text:p text:style-name="P36">Mi-as dorii sa am o aplicatie care poate sa imi spuna daca laptele batut din frigider inca este in termenul de valabilitate.</text:p>
      <text:p text:style-name="P36">Deoarece urmez o dieta, imi doresc sa am o modalitate usoara de a calcula numarul caloriilor.</text:p>
      <text:p text:style-name="P36">As dorii sa am o modalitate care ma ajute sa setez de la distanta temperatura firgiderului.</text:p>
      <text:list xml:id="list171634796898216" text:continue-numbering="true" text:style-name="WWNum1">
        <text:list-item>
          <text:h text:style-name="P6" text:outline-level="1"><text:bookmark-start text:name="_Toc53917602"/><text:span text:style-name="T13">Contribuția echipei</text:span><text:bookmark-end text:name="_Toc53917602"/></text:h>
        </text:list-item>
      </text:list>
      <text:p text:style-name="P34"><text:span text:style-name="T23">Contribuția fiecărui membru al echipei la realizarea analizei aplicației.</text:span></text:p>
      <text:p text:style-name="P43">Sandu Alexandru-Cristian – Prima versiune completa raportului de la care am incepu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0" fo:widows="0"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5693in" fo:margin-right="0in" fo:margin-top="0.1272in" fo:margin-bottom="0in" loext:contextual-spacing="false" fo:text-indent="0in"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list-style-name="" style:class="text">
      <style:paragraph-properties fo:margin-left="0.2638in" fo:margin-right="0in" fo:margin-top="0.1291in" fo:margin-bottom="0in" loext:contextual-spacing="false" fo:text-indent="-0.1945in" style:auto-text-indent="false"/>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size-complex="14pt" style:font-weight-complex="bold"/>
    </style:style>
    <style:style style:name="Heading_20_2" style:display-name="Heading 2" style:family="paragraph" style:parent-style-name="Standard" style:default-outline-level="2" style:list-style-name="" style:class="text">
      <style:paragraph-properties fo:margin-left="0.0693in" fo:margin-right="0in" fo:margin-top="0.0146in" fo:margin-bottom="0in" loext:contextual-spacing="false" fo:text-indent="0in" style:auto-text-indent="false"/>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size-complex="12pt" style:font-weight-complex="bold"/>
    </style:style>
    <style:style style:name="Contents_20_1" style:display-name="Contents 1" style:family="paragraph" style:parent-style-name="Standard" style:default-outline-level="" style:class="index">
      <style:paragraph-properties fo:margin-left="0.222in" fo:margin-right="0in" fo:margin-top="0.0846in" fo:margin-bottom="0in" loext:contextual-spacing="false" fo:text-indent="-0.1528in" style:auto-text-indent="false"/>
      <style:text-properties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weight-complex="bold"/>
    </style:style>
    <style:style style:name="Contents_20_2" style:display-name="Contents 2" style:family="paragraph" style:parent-style-name="Standard" style:default-outline-level="" style:class="index">
      <style:paragraph-properties fo:margin-left="0.4528in" fo:margin-right="0in" fo:margin-top="0.0835in" fo:margin-bottom="0in" loext:contextual-spacing="false" fo:text-indent="-0.2307in" style:auto-text-indent="false"/>
      <style:text-properties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weight-complex="bold"/>
    </style:style>
    <style:style style:name="List_20_Paragraph" style:display-name="List Paragraph" style:family="paragraph" style:parent-style-name="Standard" style:default-outline-level=""/>
    <style:style style:name="Table_20_Paragraph" style:display-name="Table Paragraph" style:family="paragraph" style:parent-style-name="Standard" style:default-outline-level=""/>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OC_20_Heading" style:display-name="TOC Heading" style:family="paragraph" style:parent-style-name="Heading_20_1" style:next-style-name="Standard" style:default-outline-level="">
      <style:paragraph-properties fo:margin-left="0in" fo:margin-right="0in" fo:margin-top="0.3335in" fo:margin-bottom="0in" loext:contextual-spacing="false" fo:line-height="115%" fo:keep-together="always" fo:orphans="2" fo:widows="2" fo:text-indent="0in" style:auto-text-indent="false" fo:keep-with-next="always"/>
      <style:text-properties fo:color="#365f91" style:font-name="Cambria" fo:font-family="Cambria" style:font-family-generic="roman" style:font-pitch="variable" style:font-name-asian="F" style:font-family-generic-asian="system" style:font-pitch-asian="variable" style:language-asian="ja" style:country-asian="JP" style:font-name-complex="F"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1_20_Char" style:display-name="Heading 1 Char" style:family="text" style:parent-style-name="Default_20_Paragraph_20_Font">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size-complex="14pt" style:font-weight-complex="bold"/>
    </style:style>
    <style:style style:name="Body_20_Text_20_Char" style:display-name="Body Text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fo:font-size="14pt" fo:letter-spacing="0.0008in" fo:font-weight="bold" style:font-size-asian="14pt" style:font-weight-asian="bold" style:font-size-complex="14pt" style:font-weight-complex="bold"/>
    </style:style>
    <style:style style:name="ListLabel_20_2" style:display-name="ListLabel 2" style:family="text">
      <style:text-properties fo:font-size="14pt" fo:letter-spacing="0.0008in" fo:font-weight="bold" style:font-size-asian="14pt" style:font-weight-asian="bold" style:font-size-complex="14pt" style:font-weight-complex="bold"/>
    </style:style>
    <style:style style:name="ListLabel_20_3" style:display-name="ListLabel 3" style:family="text">
      <style:text-properties fo:font-size="11pt" fo:font-weight="bold" style:font-name-asian="Times New Roman1" style:font-family-asian="'Times New Roman'" style:font-family-generic-asian="system" style:font-pitch-asian="variable" style:font-size-asian="11pt" style:font-weight-asian="bold" style:font-size-complex="11pt" style:font-weight-complex="bold"/>
    </style:style>
    <style:style style:name="ListLabel_20_4" style:display-name="ListLabel 4" style:family="text">
      <style:text-properties fo:font-size="11pt" fo:font-weight="bold" style:font-name-asian="Times New Roman1" style:font-family-asian="'Times New Roman'" style:font-family-generic-asian="system" style:font-pitch-asian="variable" style:font-size-asian="11pt" style:font-weight-asian="bold" style:font-size-complex="11pt" style:font-weight-complex="bold"/>
    </style:style>
    <style:style style:name="ListLabel_20_5" style:display-name="ListLabel 5" style:family="text">
      <style:text-properties fo:font-size="14pt" fo:letter-spacing="0.0008in" fo:font-weight="bold" style:font-size-asian="14pt" style:font-weight-asian="bold" style:font-size-complex="14pt" style:font-weight-complex="bold"/>
    </style:style>
    <style:style style:name="ListLabel_20_6" style:display-name="ListLabel 6" style:family="text">
      <style:text-properties fo:font-size="14pt" fo:letter-spacing="0.0008in" fo:font-weight="bold" style:font-size-asian="14pt" style:font-weight-asian="bold" style:font-size-complex="14pt" style:font-weight-complex="bold"/>
    </style:style>
    <style:style style:name="ListLabel_20_7" style:display-name="ListLabel 7" style:family="text">
      <style:text-properties fo:font-size="14pt" fo:letter-spacing="0.0008in" fo:font-weight="bold" style:font-name-asian="Times New Roman1" style:font-family-asian="'Times New Roman'" style:font-family-generic-asian="system" style:font-pitch-asian="variable" style:font-size-asian="14pt" style:font-weight-asian="bold" style:font-size-complex="14pt" style:font-weight-complex="bold"/>
    </style:style>
    <style:style style:name="ListLabel_20_8" style:display-name="ListLabel 8" style:family="text">
      <style:text-properties fo:font-size="14pt" fo:letter-spacing="0.0008in" fo:font-weight="bold" style:font-name-asian="Times New Roman1" style:font-family-asian="'Times New Roman'" style:font-family-generic-asian="system" style:font-pitch-asian="variable" style:font-size-asian="14pt" style:font-weight-asian="bold" style:font-size-complex="14pt" style:font-weight-complex="bold"/>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3" style:num-format="1">
        <style:list-level-properties text:list-level-position-and-space-mode="label-alignment">
          <style:list-level-label-alignment text:label-followed-by="listtab" fo:text-indent="-0.1535in" fo:margin-left="0.222in"/>
        </style:list-level-properties>
      </text:list-level-style-number>
      <text:list-level-style-number text:level="2" text:style-name="ListLabel_20_4" style:num-format="1" text:display-levels="2">
        <style:list-level-properties text:list-level-position-and-space-mode="label-alignment">
          <style:list-level-label-alignment text:label-followed-by="listtab" fo:text-indent="-0.2307in" fo:margin-left="0.4528in"/>
        </style:list-level-properties>
      </text:list-level-style-number>
      <text:list-level-style-bullet text:level="3" text:bullet-char="•">
        <style:list-level-properties text:list-level-position-and-space-mode="label-alignment">
          <style:list-level-label-alignment text:label-followed-by="listtab" fo:text-indent="-0.2307in" fo:margin-left="1.2508in"/>
        </style:list-level-properties>
      </text:list-level-style-bullet>
      <text:list-level-style-bullet text:level="4" text:bullet-char="•">
        <style:list-level-properties text:list-level-position-and-space-mode="label-alignment">
          <style:list-level-label-alignment text:label-followed-by="listtab" fo:text-indent="-0.2307in" fo:margin-left="2.0492in"/>
        </style:list-level-properties>
      </text:list-level-style-bullet>
      <text:list-level-style-bullet text:level="5" text:bullet-char="•">
        <style:list-level-properties text:list-level-position-and-space-mode="label-alignment">
          <style:list-level-label-alignment text:label-followed-by="listtab" fo:text-indent="-0.2307in" fo:margin-left="2.848in"/>
        </style:list-level-properties>
      </text:list-level-style-bullet>
      <text:list-level-style-bullet text:level="6" text:bullet-char="•">
        <style:list-level-properties text:list-level-position-and-space-mode="label-alignment">
          <style:list-level-label-alignment text:label-followed-by="listtab" fo:text-indent="-0.2307in" fo:margin-left="3.6465in"/>
        </style:list-level-properties>
      </text:list-level-style-bullet>
      <text:list-level-style-bullet text:level="7" text:bullet-char="•">
        <style:list-level-properties text:list-level-position-and-space-mode="label-alignment">
          <style:list-level-label-alignment text:label-followed-by="listtab" fo:text-indent="-0.2307in" fo:margin-left="4.4445in"/>
        </style:list-level-properties>
      </text:list-level-style-bullet>
      <text:list-level-style-bullet text:level="8" text:bullet-char="•">
        <style:list-level-properties text:list-level-position-and-space-mode="label-alignment">
          <style:list-level-label-alignment text:label-followed-by="listtab" fo:text-indent="-0.2307in" fo:margin-left="5.2429in"/>
        </style:list-level-properties>
      </text:list-level-style-bullet>
      <text:list-level-style-bullet text:level="9" text:bullet-char="•">
        <style:list-level-properties text:list-level-position-and-space-mode="label-alignment">
          <style:list-level-label-alignment text:label-followed-by="listtab" fo:text-indent="-0.2307in" fo:margin-left="6.041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5"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6"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7" style:num-format="1">
        <style:list-level-properties text:list-level-position-and-space-mode="label-alignment">
          <style:list-level-label-alignment text:label-followed-by="listtab" fo:text-indent="-0.1953in" fo:margin-left="0.2638in"/>
        </style:list-level-properties>
      </text:list-level-style-number>
      <text:list-level-style-number text:level="2" text:style-name="ListLabel_20_8" style:num-format="1" text:display-levels="2">
        <style:list-level-properties text:list-level-position-and-space-mode="label-alignment">
          <style:list-level-label-alignment text:label-followed-by="listtab" fo:text-indent="-0.2937in" fo:margin-left="0.8626in"/>
        </style:list-level-properties>
      </text:list-level-style-number>
      <text:list-level-style-bullet text:level="3" text:bullet-char="•">
        <style:list-level-properties text:list-level-position-and-space-mode="label-alignment">
          <style:list-level-label-alignment text:label-followed-by="listtab" fo:text-indent="-0.2937in" fo:margin-left="1.5307in"/>
        </style:list-level-properties>
      </text:list-level-style-bullet>
      <text:list-level-style-bullet text:level="4" text:bullet-char="•">
        <style:list-level-properties text:list-level-position-and-space-mode="label-alignment">
          <style:list-level-label-alignment text:label-followed-by="listtab" fo:text-indent="-0.2937in" fo:margin-left="2.1984in"/>
        </style:list-level-properties>
      </text:list-level-style-bullet>
      <text:list-level-style-bullet text:level="5" text:bullet-char="•">
        <style:list-level-properties text:list-level-position-and-space-mode="label-alignment">
          <style:list-level-label-alignment text:label-followed-by="listtab" fo:text-indent="-0.2937in" fo:margin-left="2.8665in"/>
        </style:list-level-properties>
      </text:list-level-style-bullet>
      <text:list-level-style-bullet text:level="6" text:bullet-char="•">
        <style:list-level-properties text:list-level-position-and-space-mode="label-alignment">
          <style:list-level-label-alignment text:label-followed-by="listtab" fo:text-indent="-0.2937in" fo:margin-left="3.5346in"/>
        </style:list-level-properties>
      </text:list-level-style-bullet>
      <text:list-level-style-bullet text:level="7" text:bullet-char="•">
        <style:list-level-properties text:list-level-position-and-space-mode="label-alignment">
          <style:list-level-label-alignment text:label-followed-by="listtab" fo:text-indent="-0.2937in" fo:margin-left="4.2028in"/>
        </style:list-level-properties>
      </text:list-level-style-bullet>
      <text:list-level-style-bullet text:level="8" text:bullet-char="•">
        <style:list-level-properties text:list-level-position-and-space-mode="label-alignment">
          <style:list-level-label-alignment text:label-followed-by="listtab" fo:text-indent="-0.2937in" fo:margin-left="4.8709in"/>
        </style:list-level-properties>
      </text:list-level-style-bullet>
      <text:list-level-style-bullet text:level="9" text:bullet-char="•">
        <style:list-level-properties text:list-level-position-and-space-mode="label-alignment">
          <style:list-level-label-alignment text:label-followed-by="listtab" fo:text-indent="-0.2937in" fo:margin-left="5.539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text-properties fo:language="en" fo:country="GB"/>
    </style:style>
    <style:page-layout style:name="Mpm1">
      <style:page-layout-properties fo:page-width="8.5in" fo:page-height="11in" style:num-format="1" style:print-orientation="portrait" fo:margin-top="0.472in" fo:margin-bottom="0.5in" fo:margin-left="0.4307in" fo:margin-right="0.4307in" style:writing-mode="lr-tb" style:layout-grid-color="#c0c0c0" style:layout-grid-lines="26247"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style:page-layout style:name="Mpm2">
      <style:page-layout-properties fo:page-width="8.5in" fo:page-height="11in" style:num-format="1" style:print-orientation="portrait" fo:margin-top="0.472in" fo:margin-bottom="0.5in" fo:margin-left="0.3472in" fo:margin-right="0.4307in" style:writing-mode="lr-tb" style:layout-grid-color="#c0c0c0" style:layout-grid-lines="26247"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footer>
        <text:p text:style-name="Footer"><text:span text:style-name="MT1">Model de Radu Gramatovici</text:span></text:p>
      </style:footer>
    </style:master-page>
    <style:master-page style:name="Converted1" style:page-layout-name="Mpm2">
      <style:footer>
        <text:p text:style-name="Footer"><text:span text:style-name="MT1">Model de Radu Gramatovici</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Radu Gramatovici</meta:initial-creator>
    <meta:editing-cycles>8</meta:editing-cycles>
    <meta:creation-date>2020-10-18T09:46:00</meta:creation-date>
    <dc:date>2021-02-28T17:16:15.693650574</dc:date>
    <meta:editing-duration>PT58M7S</meta:editing-duration>
    <meta:generator>LibreOffice/6.4.6.2$Linux_X86_64 LibreOffice_project/40$Build-2</meta:generator>
    <meta:document-statistic meta:table-count="0" meta:image-count="0" meta:object-count="0" meta:page-count="5" meta:paragraph-count="69" meta:word-count="1311" meta:character-count="8507" meta:non-whitespace-character-count="7257"/>
    <meta:user-defined meta:name="AppVersion">14.0000</meta:user-defined>
    <meta:user-defined meta:name="ContentTypeId">0x010100FEAE9E0DD7D8344EA87A9FF4608B6EF4</meta:user-defined>
    <meta:user-defined meta:name="Created" meta:value-type="date">2014-03-16T00:00:00</meta:user-defined>
    <meta:user-defined meta:name="DocSecurity" meta:value-type="float">0</meta:user-defined>
    <meta:user-defined meta:name="HyperlinksChanged" meta:value-type="boolean">false</meta:user-defined>
    <meta:user-defined meta:name="LastSaved" meta:value-type="date">2014-03-16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